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 style:data-style-name="N36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6" style:family="table-cell" style:parent-style-name="Default" style:data-style-name="N36">
      <style:text-properties style:font-name="Noto Sans CJK JP" style:font-name-asian="Noto Sans CJK JP"/>
    </style:style>
    <style:style style:name="ce17" style:family="table-cell" style:parent-style-name="Default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18" style:family="table-cell" style:parent-style-name="Default">
      <style:text-properties style:font-name="Noto Sans CJK JP" style:font-name-asian="Noto Sans CJK JP"/>
    </style:style>
    <style:style style:name="ce19" style:family="table-cell" style:parent-style-name="Default" style:data-style-name="N112">
      <style:table-cell-properties fo:background-color="#dee7e5" style:text-align-source="fix" style:repeat-content="false"/>
      <style:paragraph-properties fo:text-align="center" fo:margin-left="0cm"/>
      <style:text-properties style:font-name="Noto Sans CJK JP" fo:font-weight="bold" style:font-name-asian="Noto Sans CJK JP" style:font-weight-asian="bold" style:font-weight-complex="bold"/>
    </style:style>
    <style:style style:name="ce20" style:family="table-cell" style:parent-style-name="Default" style:data-style-name="N112">
      <style:text-properties style:font-name="Noto Sans CJK JP" style:font-name-asian="Noto Sans CJK JP"/>
    </style:style>
    <style:style style:name="ce21" style:family="table-cell" style:parent-style-name="Default">
      <style:table-cell-properties fo:background-color="#dee7e5"/>
    </style:style>
  </office:automatic-styles>
  <office:body>
    <office:spreadsheet>
      <table:calculation-settings table:automatic-find-labels="false" table:use-regular-expressions="false" table:use-wildcards="true"/>
      <table:table table:name="4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column table:style-name="co1" table:number-columns-repeated="16380" table:default-cell-style-name="ce18"/>
        <table:table-row table:style-name="ro1">
          <table:table-cell table:style-name="ce1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  <table:table-cell table:style-name="ce17" table:number-columns-repeated="16380"/>
        </table:table-row>
        <table:table-row table:style-name="ro1">
          <table:table-cell office:value-type="date" office:date-value="2025-04-19" calcext:value-type="date">
            <text:p>2025/04/19</text:p>
          </table:table-cell>
          <table:table-cell office:value-type="float" office:value="6" calcext:value-type="float">
            <text:p>6</text:p>
          </table:table-cell>
          <table:table-cell table:formula="of:=TIME(INT(AVERAGE([.B:.B]));ROUND((AVERAGE([.B:.B])-INT(AVERAGE([.B:.B])))*60;0);0)" office:value-type="time" office:time-value="PT05H43M00S" calcext:value-type="time">
            <text:p>05:43</text:p>
          </table:table-cell>
          <table:table-cell table:number-columns-repeated="16381"/>
        </table:table-row>
        <table:table-row table:style-name="ro1">
          <table:table-cell office:value-type="date" office:date-value="2025-04-20" calcext:value-type="date">
            <text:p>2025/04/20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1" calcext:value-type="date">
            <text:p>2025/04/21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2" calcext:value-type="date">
            <text:p>2025/04/22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3" calcext:value-type="date">
            <text:p>2025/04/23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4" calcext:value-type="date">
            <text:p>2025/04/24</text:p>
          </table:table-cell>
          <table:table-cell office:value-type="float" office:value="4.5" calcext:value-type="float">
            <text:p>4.5</text:p>
          </table:table-cell>
          <table:table-cell table:number-columns-repeated="16382"/>
        </table:table-row>
        <table:table-row table:style-name="ro1">
          <table:table-cell office:value-type="date" office:date-value="2025-04-25" calcext:value-type="date">
            <text:p>2025/04/25</text:p>
          </table:table-cell>
          <table:table-cell office:value-type="float" office:value="6.5" calcext:value-type="float">
            <text:p>6.5</text:p>
          </table:table-cell>
          <table:table-cell table:number-columns-repeated="16382"/>
        </table:table-row>
        <table:table-row table:style-name="ro1">
          <table:table-cell office:value-type="date" office:date-value="2025-04-26" calcext:value-type="date">
            <text:p>2025/04/26</text:p>
          </table:table-cell>
          <table:table-cell office:value-type="float" office:value="6" calcext:value-type="float">
            <text:p>6</text:p>
          </table:table-cell>
          <table:table-cell table:number-columns-repeated="16382"/>
        </table:table-row>
        <table:table-row table:style-name="ro1">
          <table:table-cell office:value-type="date" office:date-value="2025-04-27" calcext:value-type="date">
            <text:p>2025/04/27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date" office:date-value="2025-04-28" calcext:value-type="date">
            <text:p>2025/04/28</text:p>
          </table:table-cell>
          <table:table-cell office:value-type="float" office:value="5.5" calcext:value-type="float">
            <text:p>5.5</text:p>
          </table:table-cell>
          <table:table-cell table:number-columns-repeated="16382"/>
        </table:table-row>
        <table:table-row table:style-name="ro1">
          <table:table-cell office:value-type="date" office:date-value="2025-04-29" calcext:value-type="date">
            <text:p>2025/04/29</text:p>
          </table:table-cell>
          <table:table-cell office:value-type="float" office:value="7" calcext:value-type="float">
            <text:p>7</text:p>
          </table:table-cell>
          <table:table-cell table:number-columns-repeated="16382"/>
        </table:table-row>
        <table:table-row table:style-name="ro1">
          <table:table-cell office:value-type="date" office:date-value="2025-04-30" calcext:value-type="date">
            <text:p>2025/04/30</text:p>
          </table:table-cell>
          <table:table-cell office:value-type="float" office:value="5" calcext:value-type="float">
            <text:p>5</text:p>
          </table:table-cell>
          <table:table-cell table:number-columns-repeated="16382"/>
        </table:table-row>
        <table:table-row table:style-name="ro1" table:number-rows-repeated="1048562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5月" table:style-name="ta1"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5-01" calcext:value-type="date">
            <text:p>2025/05/01</text:p>
          </table:table-cell>
          <table:table-cell office:value-type="float" office:value="5" calcext:value-type="float">
            <text:p>5</text:p>
          </table:table-cell>
          <table:table-cell table:formula="of:=TIME(INT(AVERAGE([.B:.B]));ROUND((AVERAGE([.B:.B])-INT(AVERAGE([.B:.B])))*60;0);0)" office:value-type="time" office:time-value="PT04H59M00S" calcext:value-type="time">
            <text:p>04:59</text:p>
          </table:table-cell>
          <table:table-cell/>
        </table:table-row>
        <table:table-row table:style-name="ro1">
          <table:table-cell office:value-type="date" office:date-value="2025-05-02" calcext:value-type="date">
            <text:p>2025/05/0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03" calcext:value-type="date">
            <text:p>2025/05/0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4" calcext:value-type="date">
            <text:p>2025/05/04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05" calcext:value-type="date">
            <text:p>2025/05/0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6" calcext:value-type="date">
            <text:p>2025/05/06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07" calcext:value-type="date">
            <text:p>2025/05/0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5-05-08" calcext:value-type="date">
            <text:p>2025/05/08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09" calcext:value-type="date">
            <text:p>2025/05/09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10" calcext:value-type="date">
            <text:p>2025/05/1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11" calcext:value-type="date">
            <text:p>2025/05/1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12" calcext:value-type="date">
            <text:p>2025/05/12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3" calcext:value-type="date">
            <text:p>2025/05/13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4" calcext:value-type="date">
            <text:p>2025/05/1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5" calcext:value-type="date">
            <text:p>2025/05/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6" calcext:value-type="date">
            <text:p>2025/05/16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17" calcext:value-type="date">
            <text:p>2025/05/17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18" calcext:value-type="date">
            <text:p>2025/05/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19" calcext:value-type="date">
            <text:p>2025/05/19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0" calcext:value-type="date">
            <text:p>2025/05/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5-05-21" calcext:value-type="date">
            <text:p>2025/05/21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5-05-22" calcext:value-type="date">
            <text:p>2025/05/22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3" calcext:value-type="date">
            <text:p>2025/05/23</text:p>
          </table:table-cell>
          <table:table-cell office:value-type="float" office:value="6.5" calcext:value-type="float">
            <text:p>6.5</text:p>
          </table:table-cell>
          <table:table-cell table:number-columns-repeated="2"/>
        </table:table-row>
        <table:table-row table:style-name="ro1">
          <table:table-cell office:value-type="date" office:date-value="2025-05-24" calcext:value-type="date">
            <text:p>2025/05/24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5" calcext:value-type="date">
            <text:p>2025/05/25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5-05-26" calcext:value-type="date">
            <text:p>2025/05/26</text:p>
          </table:table-cell>
          <table:table-cell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5-05-27" calcext:value-type="date">
            <text:p>2025/05/27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28" calcext:value-type="date">
            <text:p>2025/05/2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5-05-29" calcext:value-type="date">
            <text:p>2025/05/29</text:p>
          </table:table-cell>
          <table:table-cell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 office:value-type="date" office:date-value="2025-05-30" calcext:value-type="date">
            <text:p>2025/05/3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5-05-31" calcext:value-type="date">
            <text:p>2025/05/3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 table:number-rows-repeated="1048543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6月" table:style-name="ta1">
        <office:forms form:automatic-focus="false" form:apply-design-mode="false"/>
        <table:table-column table:style-name="co1" table:default-cell-style-name="ce16"/>
        <table:table-column table:style-name="co1" table:default-cell-style-name="ce18"/>
        <table:table-column table:style-name="co1" table:default-cell-style-name="ce20"/>
        <table:table-column table:style-name="co1" table:default-cell-style-name="Default"/>
        <table:table-row table:style-name="ro1">
          <table:table-cell table:style-name="ce1" office:value-type="string" calcext:value-type="string">
            <text:p>日</text:p>
          </table:table-cell>
          <table:table-cell table:style-name="ce17" office:value-type="string" calcext:value-type="string">
            <text:p>睡眠時間</text:p>
          </table:table-cell>
          <table:table-cell table:style-name="ce19" office:value-type="string" calcext:value-type="string">
            <text:p>平均</text:p>
          </table:table-cell>
          <table:table-cell table:style-name="ce21"/>
        </table:table-row>
        <table:table-row table:style-name="ro1">
          <table:table-cell office:value-type="date" office:date-value="2025-06-01" calcext:value-type="date">
            <text:p>2025/06/01</text:p>
          </table:table-cell>
          <table:table-cell office:value-type="float" office:value="6.5" calcext:value-type="float">
            <text:p>6.5</text:p>
          </table:table-cell>
          <table:table-cell table:formula="of:=TIME(INT(AVERAGE([.B:.B]));ROUND((AVERAGE([.B:.B])-INT(AVERAGE([.B:.B])))*60;0);0)" office:value-type="time" office:time-value="PT06H30M00S" calcext:value-type="time">
            <text:p>06:30</text:p>
          </table:table-cell>
          <table:table-cell/>
        </table:table-row>
        <table:table-row table:style-name="ro1">
          <table:table-cell office:value-type="date" office:date-value="2025-06-02" calcext:value-type="date">
            <text:p>2025/06/02</text:p>
          </table:table-cell>
          <table:table-cell table:number-columns-repeated="3"/>
        </table:table-row>
        <table:table-row table:style-name="ro1">
          <table:table-cell office:value-type="date" office:date-value="2025-06-03" calcext:value-type="date">
            <text:p>2025/06/03</text:p>
          </table:table-cell>
          <table:table-cell table:number-columns-repeated="3"/>
        </table:table-row>
        <table:table-row table:style-name="ro1">
          <table:table-cell office:value-type="date" office:date-value="2025-06-04" calcext:value-type="date">
            <text:p>2025/06/04</text:p>
          </table:table-cell>
          <table:table-cell table:number-columns-repeated="3"/>
        </table:table-row>
        <table:table-row table:style-name="ro1">
          <table:table-cell office:value-type="date" office:date-value="2025-06-05" calcext:value-type="date">
            <text:p>2025/06/05</text:p>
          </table:table-cell>
          <table:table-cell table:number-columns-repeated="3"/>
        </table:table-row>
        <table:table-row table:style-name="ro1">
          <table:table-cell office:value-type="date" office:date-value="2025-06-06" calcext:value-type="date">
            <text:p>2025/06/06</text:p>
          </table:table-cell>
          <table:table-cell table:number-columns-repeated="3"/>
        </table:table-row>
        <table:table-row table:style-name="ro1">
          <table:table-cell office:value-type="date" office:date-value="2025-06-07" calcext:value-type="date">
            <text:p>2025/06/07</text:p>
          </table:table-cell>
          <table:table-cell table:number-columns-repeated="3"/>
        </table:table-row>
        <table:table-row table:style-name="ro1">
          <table:table-cell office:value-type="date" office:date-value="2025-06-08" calcext:value-type="date">
            <text:p>2025/06/08</text:p>
          </table:table-cell>
          <table:table-cell table:number-columns-repeated="3"/>
        </table:table-row>
        <table:table-row table:style-name="ro1">
          <table:table-cell office:value-type="date" office:date-value="2025-06-09" calcext:value-type="date">
            <text:p>2025/06/09</text:p>
          </table:table-cell>
          <table:table-cell table:number-columns-repeated="3"/>
        </table:table-row>
        <table:table-row table:style-name="ro1">
          <table:table-cell office:value-type="date" office:date-value="2025-06-10" calcext:value-type="date">
            <text:p>2025/06/10</text:p>
          </table:table-cell>
          <table:table-cell table:number-columns-repeated="3"/>
        </table:table-row>
        <table:table-row table:style-name="ro1">
          <table:table-cell office:value-type="date" office:date-value="2025-06-11" calcext:value-type="date">
            <text:p>2025/06/11</text:p>
          </table:table-cell>
          <table:table-cell table:number-columns-repeated="3"/>
        </table:table-row>
        <table:table-row table:style-name="ro1">
          <table:table-cell office:value-type="date" office:date-value="2025-06-12" calcext:value-type="date">
            <text:p>2025/06/12</text:p>
          </table:table-cell>
          <table:table-cell table:number-columns-repeated="3"/>
        </table:table-row>
        <table:table-row table:style-name="ro1">
          <table:table-cell office:value-type="date" office:date-value="2025-06-13" calcext:value-type="date">
            <text:p>2025/06/13</text:p>
          </table:table-cell>
          <table:table-cell table:number-columns-repeated="3"/>
        </table:table-row>
        <table:table-row table:style-name="ro1">
          <table:table-cell office:value-type="date" office:date-value="2025-06-14" calcext:value-type="date">
            <text:p>2025/06/14</text:p>
          </table:table-cell>
          <table:table-cell table:number-columns-repeated="3"/>
        </table:table-row>
        <table:table-row table:style-name="ro1">
          <table:table-cell office:value-type="date" office:date-value="2025-06-15" calcext:value-type="date">
            <text:p>2025/06/15</text:p>
          </table:table-cell>
          <table:table-cell table:number-columns-repeated="3"/>
        </table:table-row>
        <table:table-row table:style-name="ro1">
          <table:table-cell office:value-type="date" office:date-value="2025-06-16" calcext:value-type="date">
            <text:p>2025/06/16</text:p>
          </table:table-cell>
          <table:table-cell table:number-columns-repeated="3"/>
        </table:table-row>
        <table:table-row table:style-name="ro1">
          <table:table-cell office:value-type="date" office:date-value="2025-06-17" calcext:value-type="date">
            <text:p>2025/06/17</text:p>
          </table:table-cell>
          <table:table-cell table:number-columns-repeated="3"/>
        </table:table-row>
        <table:table-row table:style-name="ro1">
          <table:table-cell office:value-type="date" office:date-value="2025-06-18" calcext:value-type="date">
            <text:p>2025/06/18</text:p>
          </table:table-cell>
          <table:table-cell table:number-columns-repeated="3"/>
        </table:table-row>
        <table:table-row table:style-name="ro1">
          <table:table-cell office:value-type="date" office:date-value="2025-06-19" calcext:value-type="date">
            <text:p>2025/06/19</text:p>
          </table:table-cell>
          <table:table-cell table:number-columns-repeated="3"/>
        </table:table-row>
        <table:table-row table:style-name="ro1">
          <table:table-cell office:value-type="date" office:date-value="2025-06-20" calcext:value-type="date">
            <text:p>2025/06/20</text:p>
          </table:table-cell>
          <table:table-cell table:number-columns-repeated="3"/>
        </table:table-row>
        <table:table-row table:style-name="ro1">
          <table:table-cell office:value-type="date" office:date-value="2025-06-21" calcext:value-type="date">
            <text:p>2025/06/21</text:p>
          </table:table-cell>
          <table:table-cell table:number-columns-repeated="3"/>
        </table:table-row>
        <table:table-row table:style-name="ro1">
          <table:table-cell office:value-type="date" office:date-value="2025-06-22" calcext:value-type="date">
            <text:p>2025/06/22</text:p>
          </table:table-cell>
          <table:table-cell table:number-columns-repeated="3"/>
        </table:table-row>
        <table:table-row table:style-name="ro1">
          <table:table-cell office:value-type="date" office:date-value="2025-06-23" calcext:value-type="date">
            <text:p>2025/06/23</text:p>
          </table:table-cell>
          <table:table-cell table:number-columns-repeated="3"/>
        </table:table-row>
        <table:table-row table:style-name="ro1">
          <table:table-cell office:value-type="date" office:date-value="2025-06-24" calcext:value-type="date">
            <text:p>2025/06/24</text:p>
          </table:table-cell>
          <table:table-cell table:number-columns-repeated="3"/>
        </table:table-row>
        <table:table-row table:style-name="ro1">
          <table:table-cell office:value-type="date" office:date-value="2025-06-25" calcext:value-type="date">
            <text:p>2025/06/25</text:p>
          </table:table-cell>
          <table:table-cell table:number-columns-repeated="3"/>
        </table:table-row>
        <table:table-row table:style-name="ro1">
          <table:table-cell office:value-type="date" office:date-value="2025-06-26" calcext:value-type="date">
            <text:p>2025/06/26</text:p>
          </table:table-cell>
          <table:table-cell table:number-columns-repeated="3"/>
        </table:table-row>
        <table:table-row table:style-name="ro1">
          <table:table-cell office:value-type="date" office:date-value="2025-06-27" calcext:value-type="date">
            <text:p>2025/06/27</text:p>
          </table:table-cell>
          <table:table-cell table:number-columns-repeated="3"/>
        </table:table-row>
        <table:table-row table:style-name="ro1">
          <table:table-cell office:value-type="date" office:date-value="2025-06-28" calcext:value-type="date">
            <text:p>2025/06/28</text:p>
          </table:table-cell>
          <table:table-cell table:number-columns-repeated="3"/>
        </table:table-row>
        <table:table-row table:style-name="ro1">
          <table:table-cell office:value-type="date" office:date-value="2025-06-29" calcext:value-type="date">
            <text:p>2025/06/29</text:p>
          </table:table-cell>
          <table:table-cell table:number-columns-repeated="3"/>
        </table:table-row>
        <table:table-row table:style-name="ro1">
          <table:table-cell office:value-type="date" office:date-value="2025-06-30" calcext:value-type="date">
            <text:p>2025/06/30</text:p>
          </table:table-cell>
          <table:table-cell table:number-columns-repeated="3"/>
        </table:table-row>
        <table:table-row table:style-name="ro1" table:number-rows-repeated="104854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JP" svg:font-family="'Noto Sans CJK JP'" style:font-family-generic="swiss" style:font-pitch="variable"/>
    <style:font-face style:name="Noto Sans CJK JP1" svg:font-family="'Noto Sans CJK JP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JP1" style:font-size-asian="10pt" style:language-asian="ja" style:country-asian="JP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CJK JP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JP1" style:font-family-asian="'Noto Sans CJK JP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2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1">0000/00/00</text:date>, <text:time style:data-style-name="N2" text:time-value="08:48:26.893020291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9T04:58:28.877197567</meta:creation-date>
    <dc:date>2025-06-01T08:49:05.482373117</dc:date>
    <meta:editing-duration>PT21M9S</meta:editing-duration>
    <meta:editing-cycles>38</meta:editing-cycles>
    <meta:generator>LibreOffice/25.2.2.2$Linux_X86_64 LibreOffice_project/520$Build-2</meta:generator>
    <meta:document-statistic meta:table-count="3" meta:cell-count="129" meta:object-count="0"/>
  </office:meta>
</office:document-meta>
</file>